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200000032DA801CC4.png" manifest:media-type="image/png"/>
  <manifest:file-entry manifest:full-path="Pictures/100000000000010000000100067295FC.jpg" manifest:media-type="image/jpeg"/>
  <manifest:file-entry manifest:full-path="Pictures/100002010000005000000028BDCC5CCA.png" manifest:media-type="image/png"/>
  <manifest:file-entry manifest:full-path="Pictures/10000201000000500000002A8E8583AB.png" manifest:media-type="image/png"/>
  <manifest:file-entry manifest:full-path="Pictures/1000020100000050000000350B61B1A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7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.876cm"/>
    </style:style>
    <style:style style:name="gr15" style:family="graphic" style:parent-style-name="measure" style:list-style-name="L1">
      <style:graphic-properties draw:textarea-vertical-align="middle" draw:line-distance="0.2cm"/>
    </style:style>
    <style:style style:name="gr16" style:family="graphic" style:parent-style-name="measure" style:list-style-name="L1">
      <style:graphic-properties draw:line-distance="0.4cm" draw:start-guide="-0.1cm"/>
    </style:style>
    <style:style style:name="gr17" style:family="graphic" style:parent-style-name="measure" style:list-style-name="L1">
      <style:graphic-properties draw:line-distance="0cm"/>
    </style:style>
    <style:style style:name="gr18" style:family="graphic" style:parent-style-name="measure" style:list-style-name="L1">
      <style:graphic-properties draw:line-distance="-0.1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4cm"/>
    </style:style>
    <style:style style:name="gr21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/>
    </style:style>
    <style:style style:name="P8" style:family="paragraph">
      <style:paragraph-properties fo:line-height="150%" fo:text-align="center"/>
      <style:text-properties fo:font-size="6pt" style:font-size-asian="6pt" style:font-size-complex="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cm" svg:height="0.8cm" svg:x="10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3" draw:id="id3" draw:layer="layout" svg:width="1cm" svg:height="0.728cm" svg:x="5.5cm" svg:y="4.327cm">
          <draw:image xlink:href="Pictures/1000020100000050000000350B61B1AE.png" xlink:type="simple" xlink:show="embed" xlink:actuate="onLoad">
            <text:p/>
          </draw:image>
        </draw:frame>
        <draw:frame draw:style-name="gr3" draw:text-style-name="P1" xml:id="id2" draw:id="id2" draw:layer="layout" svg:width="1cm" svg:height="0.7cm" draw:transform="rotate (-3.14159265358979) translate (6.5cm 4.227cm)">
          <draw:image xlink:href="Pictures/10000201000000500000002A8E8583AB.png" xlink:type="simple" xlink:show="embed" xlink:actuate="onLoad">
            <text:p/>
          </draw:image>
        </draw:frame>
        <draw:frame draw:style-name="gr2" draw:text-style-name="P1" xml:id="id4" draw:id="id4" draw:layer="layout" svg:width="0.957cm" svg:height="0.657cm" svg:x="5.543cm" svg:y="2.77cm">
          <draw:image xlink:href="Pictures/100002010000005000000028BDCC5CCA.png" xlink:type="simple" xlink:show="embed" xlink:actuate="onLoad">
            <text:p/>
          </draw:image>
        </draw:frame>
        <draw:frame draw:style-name="gr2" draw:text-style-name="P1" xml:id="id1" draw:id="id1" draw:layer="layout" svg:width="2.291cm" svg:height="2.528cm" svg:x="1.2cm" svg:y="2.927cm">
          <draw:image xlink:href="Pictures/100000000000010000000100067295FC.jpg" xlink:type="simple" xlink:show="embed" xlink:actuate="onLoad">
            <text:p/>
          </draw:image>
        </draw:frame>
        <draw:connector draw:style-name="gr4" draw:text-style-name="P1" draw:layer="layout" svg:x1="3.491cm" svg:y1="4.191cm" svg:x2="5.5cm" svg:y2="3.877cm" draw:start-shape="id1" draw:start-glue-point="1" draw:end-shape="id2" draw:end-glue-point="1" svg:d="M3491 4191h1005v-314h1004" svg:viewBox="0 0 2010 315">
          <text:p/>
        </draw:connector>
        <draw:connector draw:style-name="gr4" draw:text-style-name="P1" draw:layer="layout" svg:x1="3.491cm" svg:y1="4.191cm" svg:x2="5.5cm" svg:y2="4.691cm" draw:start-shape="id1" draw:start-glue-point="1" draw:end-shape="id3" draw:end-glue-point="3" svg:d="M3491 4191h1005v500h1004" svg:viewBox="0 0 2010 501">
          <text:p/>
        </draw:connector>
        <draw:line draw:style-name="gr5" draw:text-style-name="P1" draw:layer="layout" svg:x1="6cm" svg:y1="5.127cm" svg:x2="6cm" svg:y2="6.4cm">
          <text:p/>
        </draw:line>
        <draw:frame draw:style-name="gr6" draw:text-style-name="P2" xml:id="id5" draw:id="id5" draw:layer="layout" svg:width="1.944cm" svg:height="0.573cm" svg:x="5.456cm" svg:y="5.261cm">
          <draw:text-box>
            <text:p text:style-name="P1"><text:span text:style-name="T1"><text:s text:c="3"/></text:span></text:p>
          </draw:text-box>
        </draw:frame>
        <draw:connector draw:style-name="gr4" draw:text-style-name="P1" draw:layer="layout" svg:x1="3.491cm" svg:y1="4.191cm" svg:x2="5.543cm" svg:y2="3.098cm" draw:start-shape="id1" draw:start-glue-point="1" draw:end-shape="id4" draw:end-glue-point="3" svg:d="M3491 4191h1026v-1093h1026" svg:viewBox="0 0 2053 1094">
          <text:p/>
        </draw:connector>
        <draw:connector draw:style-name="gr7" draw:text-style-name="P1" draw:layer="layout" svg:x1="3.491cm" svg:y1="4.191cm" svg:x2="5.456cm" svg:y2="5.547cm" draw:start-shape="id1" draw:start-glue-point="1" draw:end-shape="id5" draw:end-glue-point="3" svg:d="M3491 4191h983v1356h982" svg:viewBox="0 0 1966 1357">
          <text:p/>
        </draw:connector>
        <draw:custom-shape draw:style-name="gr8" draw:text-style-name="P3" xml:id="id6" draw:id="id6" draw:layer="layout" svg:width="1.4cm" svg:height="0.5cm" svg:x="7.7cm" svg:y="2.4cm">
          <text:p text:style-name="P1"><text:span text:style-name="T2">Hous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1.4cm" svg:height="0.5cm" svg:x="7.7cm" svg:y="2.9cm">
          <text:p text:style-name="P1"><text:span text:style-name="T2">Stree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1.4cm" svg:height="0.5cm" svg:x="7.7cm" svg:y="3.4cm">
          <text:p text:style-name="P1"><text:span text:style-name="T2">Citi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1.4cm" svg:height="0.5cm" svg:x="7.7cm" svg:y="3.9cm">
          <text:p text:style-name="P1"><text:span text:style-name="T2">PO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cm" svg:y1="3.098cm" svg:x2="7.7cm" svg:y2="2.65cm" draw:start-shape="id4" draw:start-glue-point="1" draw:end-shape="id6" draw:end-glue-point="3" svg:d="M6500 3098h600v-448h600" svg:viewBox="0 0 1201 449">
          <text:p/>
        </draw:connector>
        <draw:connector draw:style-name="gr4" draw:text-style-name="P1" draw:layer="layout" svg:x1="6.5cm" svg:y1="3.098cm" svg:x2="7.7cm" svg:y2="3.15cm" draw:start-shape="id4" draw:start-glue-point="1" draw:end-shape="id7" draw:end-glue-point="3" svg:d="M6500 3098h600v52h600" svg:viewBox="0 0 1201 53">
          <text:p/>
        </draw:connector>
        <draw:connector draw:style-name="gr4" draw:text-style-name="P1" draw:layer="layout" svg:x1="6.5cm" svg:y1="3.098cm" svg:x2="7.7cm" svg:y2="3.65cm" draw:start-shape="id4" draw:start-glue-point="1" draw:end-shape="id8" draw:end-glue-point="3" svg:d="M6500 3098h600v552h600" svg:viewBox="0 0 1201 553">
          <text:p/>
        </draw:connector>
        <draw:custom-shape draw:style-name="gr8" draw:text-style-name="P1" xml:id="id9" draw:id="id9" draw:layer="layout" svg:width="3.1cm" svg:height="1.4cm" svg:x="10.7cm" svg:y="2.5cm">
          <text:p text:style-name="P1">Gisgraphy</text:p>
          <text:p text:style-name="P1">im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9.1cm" svg:y1="3.15cm" svg:x2="10.7cm" svg:y2="3.2cm" draw:start-shape="id7" draw:start-glue-point="1" draw:end-shape="id9" draw:end-glue-point="5" svg:d="M9100 3150l1600 50" svg:viewBox="0 0 1601 51">
          <text:p/>
        </draw:connector>
        <draw:connector draw:style-name="gr4" draw:text-style-name="P1" draw:layer="layout" draw:type="line" svg:x1="9.1cm" svg:y1="2.65cm" svg:x2="10.7cm" svg:y2="3.2cm" draw:start-shape="id6" draw:start-glue-point="1" draw:end-shape="id9" draw:end-glue-point="5" svg:d="M9100 2650l1600 550" svg:viewBox="0 0 1601 551">
          <text:p/>
        </draw:connector>
        <draw:connector draw:style-name="gr4" draw:text-style-name="P1" draw:layer="layout" draw:type="line" svg:x1="9.1cm" svg:y1="4.15cm" svg:x2="10.7cm" svg:y2="3.2cm" draw:start-shape="id10" draw:start-glue-point="1" draw:end-shape="id9" draw:end-glue-point="5" svg:d="M9100 4150l1600-950" svg:viewBox="0 0 1601 951">
          <text:p/>
        </draw:connector>
        <draw:connector draw:style-name="gr4" draw:text-style-name="P1" draw:layer="layout" draw:type="line" svg:x1="9.1cm" svg:y1="3.65cm" svg:x2="10.7cm" svg:y2="3.2cm" draw:start-shape="id8" draw:start-glue-point="1" draw:end-shape="id9" draw:end-glue-point="5" svg:d="M9100 3650l1600-450" svg:viewBox="0 0 1601 451">
          <text:p/>
        </draw:connector>
        <draw:line draw:style-name="gr9" draw:text-style-name="P1" draw:layer="layout" svg:x1="4.5cm" svg:y1="3.1cm" svg:x2="4.5cm" svg:y2="5.5cm">
          <text:p/>
        </draw:line>
        <draw:custom-shape draw:style-name="gr8" draw:text-style-name="P4" xml:id="id11" draw:id="id11" draw:layer="layout" svg:width="1.5cm" svg:height="1.2cm" svg:x="15.3cm" svg:y="2.1cm">
          <text:p text:style-name="P1"><text:span text:style-name="T3">Postgres</text:span></text:p>
          <text:p text:style-name="P1"><text:span text:style-name="T3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13.8cm" svg:y1="3.2cm" svg:x2="15.3cm" svg:y2="2.7cm" draw:start-shape="id9" draw:start-glue-point="7" draw:end-shape="id11" svg:d="M13800 3200l1500-500" svg:viewBox="0 0 1501 501">
          <text:p/>
        </draw:connector>
        <draw:custom-shape draw:style-name="gr8" draw:text-style-name="P5" xml:id="id12" draw:id="id12" draw:layer="layout" svg:width="1.5cm" svg:height="0.9cm" svg:x="15.3cm" svg:y="3.8cm">
          <text:p text:style-name="P1"><text:span text:style-name="T4">Sol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1" draw:layer="layout" draw:type="line" svg:x1="13.8cm" svg:y1="3.2cm" svg:x2="15.3cm" svg:y2="4.25cm" draw:start-shape="id9" draw:start-glue-point="7" draw:end-shape="id12" draw:end-glue-point="5" svg:d="M13800 3200l1500 1050" svg:viewBox="0 0 1501 1051">
          <text:p/>
        </draw:connector>
        <draw:frame draw:style-name="gr10" draw:text-style-name="P5" draw:layer="layout" svg:width="2cm" svg:height="1.319cm" svg:x="1.4cm" svg:y="1.1cm">
          <draw:text-box>
            <text:p text:style-name="P1"><text:span text:style-name="T4">OSM </text:span></text:p>
            <text:p text:style-name="P1"><text:span text:style-name="T4">world file</text:span></text:p>
            <text:p text:style-name="P1"><text:span text:style-name="T4">(PBF)</text:span></text:p>
          </draw:text-box>
        </draw:frame>
        <draw:frame draw:style-name="gr11" draw:text-style-name="P8" draw:layer="layout" svg:width="1.505cm" svg:height="0.856cm" svg:x="3.1cm" svg:y="3.8cm">
          <draw:text-box>
            <text:p text:style-name="P6"><text:span text:style-name="T5">Split</text:span></text:p>
            <text:p text:style-name="P7"><text:span text:style-name="T5">By country</text:span></text:p>
          </draw:text-box>
        </draw:frame>
        <draw:frame draw:style-name="gr12" draw:text-style-name="P5" draw:layer="layout" svg:width="2.352cm" svg:height="1.363cm" svg:x="4.848cm" svg:y="1.137cm">
          <draw:text-box>
            <text:p text:style-name="P1"><text:span text:style-name="T4">OSM files </text:span></text:p>
            <text:p text:style-name="P1"><text:span text:style-name="T4">per countries</text:span></text:p>
            <text:p text:style-name="P1"><text:span text:style-name="T4">(PBF)</text:span></text:p>
          </draw:text-box>
        </draw:frame>
        <draw:frame draw:style-name="gr12" draw:text-style-name="P5" draw:layer="layout" svg:width="2.352cm" svg:height="1.363cm" svg:x="7.2cm" svg:y="1.037cm">
          <draw:text-box>
            <text:p text:style-name="P1"><text:span text:style-name="T4">Data</text:span></text:p>
            <text:p text:style-name="P1"><text:span text:style-name="T4">per countries</text:span></text:p>
          </draw:text-box>
        </draw:frame>
        <draw:frame draw:style-name="gr13" draw:text-style-name="P2" draw:layer="layout" svg:width="2.564cm" svg:height="1.217cm" svg:x="7.1cm" svg:y="4.5cm">
          <draw:text-box>
            <text:p text:style-name="P1"><text:span text:style-name="T1">4 files</text:span></text:p>
            <text:p text:style-name="P1"><text:span text:style-name="T1">x 240 countries</text:span></text:p>
            <text:p text:style-name="P1"><text:span text:style-name="T1"/></text:p>
          </draw:text-box>
        </draw:frame>
        <draw:connector draw:style-name="gr4" draw:text-style-name="P1" draw:layer="layout" svg:x1="6.5cm" svg:y1="3.098cm" svg:x2="7.7cm" svg:y2="4.15cm" draw:start-shape="id4" draw:start-glue-point="1" draw:end-shape="id10" svg:d="M6500 3098h600v1052h600" svg:viewBox="0 0 1201 1053">
          <text:p/>
        </draw:connector>
        <draw:frame draw:style-name="gr14" draw:text-style-name="P10" draw:layer="layout" svg:width="2.5cm" svg:height="1.217cm" svg:x="4.6cm" svg:y="6.5cm">
          <draw:text-box>
            <text:p text:style-name="P9"><text:span text:style-name="T1">x240 countries</text:span></text:p>
            <text:p text:style-name="P9"><text:span text:style-name="T1">+ continents</text:span></text:p>
            <text:p text:style-name="P9"><text:span text:style-name="T1">+metro extract</text:span></text:p>
          </draw:text-box>
        </draw:frame>
        <draw:line draw:style-name="gr9" draw:text-style-name="P1" draw:layer="layout" svg:x1="4.5cm" svg:y1="3.1cm" svg:x2="4.5cm" svg:y2="5.5cm">
          <text:p/>
        </draw:line>
        <draw:measure draw:style-name="gr15" draw:text-style-name="P11" draw:layer="measurelines" svg:x1="4.3cm" svg:y1="8.5cm" svg:x2="9.8cm" svg:y2="8.5cm">
          <text:p text:style-name="P11"><text:span text:style-name="T6">Download server</text:span></text:p>
        </draw:measure>
        <draw:measure draw:style-name="gr16" draw:text-style-name="P11" draw:layer="measurelines" svg:x1="9.8cm" svg:y1="8.7cm" svg:x2="16.9cm" svg:y2="8.7cm">
          <text:p text:style-name="P11"><text:span text:style-name="T6">Local Gisgraphy server</text:span></text:p>
        </draw:measure>
        <draw:measure draw:style-name="gr17" draw:text-style-name="P11" draw:layer="measurelines" svg:x1="16.9cm" svg:y1="8.3cm" svg:x2="19.8cm" svg:y2="8.3cm">
          <text:p text:style-name="P11"><text:span text:style-name="T6">Premium</text:span></text:p>
        </draw:measure>
        <draw:measure draw:style-name="gr18" draw:text-style-name="P11" draw:layer="measurelines" svg:x1="1.1cm" svg:y1="8.2cm" svg:x2="4.3cm" svg:y2="8.2cm">
          <text:p text:style-name="P11"><text:span text:style-name="T6">OSM server</text:span></text:p>
        </draw:measure>
        <draw:custom-shape draw:style-name="gr19" draw:text-style-name="P5" xml:id="id13" draw:id="id13" draw:layer="layout" svg:width="1.8cm" svg:height="1.2cm" svg:x="17.8cm" svg:y="2.1cm">
          <text:p text:style-name="P1"><text:span text:style-name="T4">Postres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9" draw:text-style-name="P5" xml:id="id14" draw:id="id14" draw:layer="layout" svg:width="1.8cm" svg:height="0.9cm" svg:x="17.8cm" svg:y="3.8cm">
          <text:p text:style-name="P1"><text:span text:style-name="T4">Solr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draw:type="lines" svg:x1="16.8cm" svg:y1="2.7cm" svg:x2="17.8cm" svg:y2="2.7cm" draw:start-shape="id11" draw:start-glue-point="8" draw:end-shape="id13" draw:end-glue-point="5" svg:d="M16800 2700h502-3 501" svg:viewBox="0 0 1001 1">
          <text:p/>
        </draw:connector>
        <draw:connector draw:style-name="gr4" draw:text-style-name="P1" draw:layer="layout" draw:type="lines" svg:x1="16.8cm" svg:y1="4.25cm" svg:x2="17.8cm" svg:y2="4.25cm" draw:start-shape="id12" draw:start-glue-point="7" draw:end-shape="id14" draw:end-glue-point="5" svg:d="M16800 4250h502-3 501" svg:viewBox="0 0 1001 1">
          <text:p/>
        </draw:connector>
        <draw:line draw:style-name="gr9" draw:text-style-name="P1" draw:layer="layout" svg:x1="19.8cm" svg:y1="8.1cm" svg:x2="19.8cm" svg:y2="8.5cm">
          <text:p/>
        </draw:line>
        <draw:line draw:style-name="gr9" draw:text-style-name="P1" draw:layer="layout" svg:x1="1.1cm" svg:y1="8.1cm" svg:x2="1.1cm" svg:y2="8.6cm">
          <text:p/>
        </draw:line>
        <draw:line draw:style-name="gr9" draw:text-style-name="P1" draw:layer="layout" svg:x1="4.3cm" svg:y1="8.1cm" svg:x2="4.3cm" svg:y2="8.6cm">
          <text:p/>
        </draw:line>
        <draw:custom-shape draw:style-name="gr8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6.7cm" svg:y="8.4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3.2cm" svg:y="8.4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8.2cm" svg:y="8.4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xml:id="id15" draw:id="id15" draw:layer="layout" svg:width="1.8cm" svg:height="0.9cm" svg:x="17.8cm" svg:y="1.1cm">
          <text:p text:style-name="P1"><text:span text:style-name="T4">Addresses</text:span></text:p>
          <text:p text:style-name="P1"><text:span text:style-name="T4">dump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draw:type="lines" svg:x1="16.05cm" svg:y1="2.1cm" svg:x2="17.8cm" svg:y2="1.55cm" draw:start-shape="id11" draw:start-glue-point="5" draw:end-shape="id15" draw:end-glue-point="5" svg:d="M16050 2100v-501l1249-49h501" svg:viewBox="0 0 1751 551">
          <text:p/>
        </draw:connector>
        <draw:frame draw:style-name="gr2" draw:text-style-name="P1" draw:layer="layout" svg:width="0.6cm" svg:height="0.6cm" svg:x="10.8cm" svg:y="1.2cm">
          <draw:image xlink:href="Pictures/100000000000003200000032DA801CC4.png" xlink:type="simple" xlink:show="embed" xlink:actuate="onLoad">
            <text:p/>
          </draw:image>
        </draw:frame>
        <draw:frame draw:style-name="gr20" draw:text-style-name="P12" draw:layer="layout" svg:width="2.446cm" svg:height="0.65cm" svg:x="11.154cm" svg:y="1.15cm">
          <draw:text-box>
            <text:p><text:span text:style-name="T7"><text:s/></text:span><text:span text:style-name="T7">Geonames</text:span></text:p>
          </draw:text-box>
        </draw:frame>
        <draw:line draw:style-name="gr4" draw:text-style-name="P1" draw:layer="layout" svg:x1="11.1cm" svg:y1="1.8cm" svg:x2="11.1cm" svg:y2="2.5cm">
          <text:p/>
        </draw:line>
        <draw:line draw:style-name="gr21" draw:text-style-name="P1" draw:layer="layout" svg:x1="11.1cm" svg:y1="4.6cm" svg:x2="11.1cm" svg:y2="3.9cm">
          <text:p/>
        </draw:line>
        <draw:custom-shape draw:style-name="gr8" draw:text-style-name="P3" draw:layer="layout" svg:width="2.6cm" svg:height="0.8cm" svg:x="10.7cm" svg:y="4.6cm">
          <text:p text:style-name="P1"><text:span text:style-name="T2">Quattrosh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1cm" svg:height="0.8cm" svg:x="10.7cm" svg:y="5.8cm">
          <text:p text:style-name="P1"><text:span text:style-name="T2">Openaddresses.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3.6cm" svg:y1="5.8cm" svg:x2="13.6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color="#000000" draw:marker-start="Arrow" draw:marker-start-width="0.2cm" draw:marker-end="Arrow" draw:marker-end-width="0.2cm" draw:fill="none" draw:fill-gradient-name="Gradient_20_7" draw:fill-hatch-name="Hatching_20_1" draw:fill-image-name="Bitmape_20_1" draw:textarea-horizontal-align="center" draw:textarea-vertical-align="botto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sgraphy </meta:initial-creator>
    <meta:creation-date>2014-04-03T15:03:44</meta:creation-date>
    <dc:date>2017-12-12T15:30:59.723938764</dc:date>
    <meta:editing-duration>PT1H3M14S</meta:editing-duration>
    <meta:editing-cycles>13</meta:editing-cycles>
    <meta:generator>LibreOffice/4.2.8.2$Linux_X86_64 LibreOffice_project/420m0$Build-2</meta:generator>
    <meta:document-statistic meta:object-count="61"/>
  </office:meta>
</office:document-meta>
</file>